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/>
          <table:table-cell office:value-type="string" calcext:value-type="string">
            <text:p>MSLP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date" office:date-value="1999-12-19" calcext:value-type="date">
            <text:p>19.12.1999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18E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00-01-22" calcext:value-type="date">
            <text:p>22.01.2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72,5N</text:p>
          </table:table-cell>
          <table:table-cell office:value-type="string" calcext:value-type="string">
            <text:p>29E</text:p>
          </table:table-cell>
          <table:table-cell office:value-type="string" calcext:value-type="string">
            <text:p>Old Erik</text:p>
          </table:table-cell>
          <table:table-cell office:value-type="float" office:value="990" calcext:value-type="float">
            <text:p>99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00-01-31" calcext:value-type="date">
            <text:p>31.01.200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65N</text:p>
          </table:table-cell>
          <table:table-cell office:value-type="string" calcext:value-type="string">
            <text:p>04E</text:p>
          </table:table-cell>
          <table:table-cell office:value-type="string" calcext:value-type="string">
            <text:p>Cirrus on top</text:p>
          </table:table-cell>
          <table:table-cell office:value-type="float" office:value="978" calcext:value-type="float">
            <text:p>97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00-03-08" calcext:value-type="date">
            <text:p>08.03.200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69N</text:p>
          </table:table-cell>
          <table:table-cell office:value-type="string" calcext:value-type="string">
            <text:p>14E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0-03-24" calcext:value-type="date">
            <text:p>24.03.2000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21E</text:p>
          </table:table-cell>
          <table:table-cell office:value-type="string" calcext:value-type="string">
            <text:p>Most beautiful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35-40</text:p>
          </table:table-cell>
        </table:table-row>
        <table:table-row table:style-name="ro1">
          <table:table-cell office:value-type="date" office:date-value="2001-01-01" calcext:value-type="date">
            <text:p>01.01.20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75N</text:p>
          </table:table-cell>
          <table:table-cell office:value-type="string" calcext:value-type="string">
            <text:p>22E</text:p>
          </table:table-cell>
          <table:table-cell office:value-type="string" calcext:value-type="string">
            <text:p>**</text:p>
          </table:table-cell>
          <table:table-cell table:number-columns-repeated="2"/>
        </table:table-row>
        <table:table-row table:style-name="ro1">
          <table:table-cell office:value-type="date" office:date-value="2001-02-04" calcext:value-type="date">
            <text:p>04.02.2001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62,5N</text:p>
          </table:table-cell>
          <table:table-cell office:value-type="string" calcext:value-type="string">
            <text:p>03W</text:p>
          </table:table-cell>
          <table:table-cell office:value-type="string" calcext:value-type="string">
            <text:p>Pre Mike</text:p>
          </table:table-cell>
          <table:table-cell table:number-columns-repeated="2"/>
        </table:table-row>
        <table:table-row table:style-name="ro1">
          <table:table-cell office:value-type="date" office:date-value="2001-02-05" calcext:value-type="date">
            <text:p>05.02.2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5N</text:p>
          </table:table-cell>
          <table:table-cell office:value-type="string" calcext:value-type="string">
            <text:p>01E</text:p>
          </table:table-cell>
          <table:table-cell office:value-type="string" calcext:value-type="string">
            <text:p>The Mike Low</text:p>
          </table:table-cell>
          <table:table-cell office:value-type="float" office:value="998" calcext:value-type="float">
            <text:p>99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1-03-02" calcext:value-type="date">
            <text:p>02.03.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5N</text:p>
          </table:table-cell>
          <table:table-cell office:value-type="string" calcext:value-type="string">
            <text:p>41E</text:p>
          </table:table-cell>
          <table:table-cell office:value-type="string" calcext:value-type="string">
            <text:p>**</text:p>
          </table:table-cell>
          <table:table-cell table:number-columns-repeated="2"/>
        </table:table-row>
        <table:table-row table:style-name="ro1">
          <table:table-cell office:value-type="date" office:date-value="2001-03-19" calcext:value-type="date">
            <text:p>19.03.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5N</text:p>
          </table:table-cell>
          <table:table-cell office:value-type="string" calcext:value-type="string">
            <text:p>08E</text:p>
          </table:table-cell>
          <table:table-cell office:value-type="string" calcext:value-type="string">
            <text:p>**</text:p>
          </table:table-cell>
          <table:table-cell table:number-columns-repeated="2"/>
        </table:table-row>
        <table:table-row table:style-name="ro1">
          <table:table-cell office:value-type="date" office:date-value="2001-03-24" calcext:value-type="date">
            <text:p>24.03.2001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74,5N</text:p>
          </table:table-cell>
          <table:table-cell office:value-type="string" calcext:value-type="string">
            <text:p>09E</text:p>
          </table:table-cell>
          <table:table-cell office:value-type="string" calcext:value-type="string">
            <text:p>Marginal</text:p>
          </table:table-cell>
          <table:table-cell office:value-type="float" office:value="1020" calcext:value-type="float">
            <text:p>10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1-04-10" calcext:value-type="date">
            <text:p>10.04.200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02E</text:p>
          </table:table-cell>
          <table:table-cell office:value-type="string" calcext:value-type="string">
            <text:p>Baroclinic</text:p>
          </table:table-cell>
          <table:table-cell office:value-type="float" office:value="1000" calcext:value-type="float">
            <text:p>10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01-10-27" calcext:value-type="date">
            <text:p>27.10.2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4N</text:p>
          </table:table-cell>
          <table:table-cell office:value-type="string" calcext:value-type="string">
            <text:p>09W</text:p>
          </table:table-cell>
          <table:table-cell office:value-type="string" calcext:value-type="string">
            <text:p>**</text:p>
          </table:table-cell>
          <table:table-cell table:number-columns-repeated="2"/>
        </table:table-row>
        <table:table-row table:style-name="ro1">
          <table:table-cell office:value-type="date" office:date-value="2001-11-01" calcext:value-type="date">
            <text:p>01.11.2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19E</text:p>
          </table:table-cell>
          <table:table-cell office:value-type="string" calcext:value-type="string">
            <text:p>The Torsvåg case, Cirrus outflow</text:p>
          </table:table-cell>
          <table:table-cell office:value-type="float" office:value="992" calcext:value-type="float">
            <text:p>9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01-11-04" calcext:value-type="date">
            <text:p>04.11.2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7N</text:p>
          </table:table-cell>
          <table:table-cell office:value-type="string" calcext:value-type="string">
            <text:p>02E</text:p>
          </table:table-cell>
          <table:table-cell office:value-type="string" calcext:value-type="string">
            <text:p>**</text:p>
          </table:table-cell>
          <table:table-cell table:number-columns-repeated="2"/>
        </table:table-row>
        <table:table-row table:style-name="ro1">
          <table:table-cell office:value-type="date" office:date-value="2001-11-09" calcext:value-type="date">
            <text:p>09.11.2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4N</text:p>
          </table:table-cell>
          <table:table-cell office:value-type="string" calcext:value-type="string">
            <text:p>25E</text:p>
          </table:table-cell>
          <table:table-cell office:value-type="string" calcext:value-type="string">
            <text:p>**</text:p>
          </table:table-cell>
          <table:table-cell table:number-columns-repeated="2"/>
        </table:table-row>
        <table:table-row table:style-name="ro1">
          <table:table-cell office:value-type="date" office:date-value="2001-11-12" calcext:value-type="date">
            <text:p>12.11.2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7,5N</text:p>
          </table:table-cell>
          <table:table-cell office:value-type="string" calcext:value-type="string">
            <text:p>07E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01-12-31" calcext:value-type="date">
            <text:p>31.12.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38E</text:p>
          </table:table-cell>
          <table:table-cell office:value-type="string" calcext:value-type="string">
            <text:p>Dual **</text:p>
          </table:table-cell>
          <table:table-cell table:number-columns-repeated="2"/>
        </table:table-row>
        <table:table-row table:style-name="ro1">
          <table:table-cell office:value-type="date" office:date-value="2002-01-12" calcext:value-type="date">
            <text:p>12.01.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21E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2-01-19" calcext:value-type="date">
            <text:p>19.01.2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0N</text:p>
          </table:table-cell>
          <table:table-cell office:value-type="string" calcext:value-type="string">
            <text:p>47E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2-01-22" calcext:value-type="date">
            <text:p>22.01.20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5N</text:p>
          </table:table-cell>
          <table:table-cell office:value-type="string" calcext:value-type="string">
            <text:p>28E</text:p>
          </table:table-cell>
          <table:table-cell office:value-type="string" calcext:value-type="string">
            <text:p>Dual systems</text:p>
          </table:table-cell>
          <table:table-cell office:value-type="float" office:value="985" calcext:value-type="float">
            <text:p>9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02-01-23" calcext:value-type="date">
            <text:p>23.01.20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16E</text:p>
          </table:table-cell>
          <table:table-cell office:value-type="string" calcext:value-type="string">
            <text:p>Multiple</text:p>
          </table:table-cell>
          <table:table-cell office:value-type="float" office:value="978" calcext:value-type="float">
            <text:p>97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2-01-26" calcext:value-type="date">
            <text:p>26.01.20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12E</text:p>
          </table:table-cell>
          <table:table-cell office:value-type="string" calcext:value-type="string">
            <text:p>Most beautiful</text:p>
          </table:table-cell>
          <table:table-cell table:number-columns-repeated="2"/>
        </table:table-row>
        <table:table-row table:style-name="ro1">
          <table:table-cell office:value-type="date" office:date-value="2002-02-19" calcext:value-type="date">
            <text:p>19.02.20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4N</text:p>
          </table:table-cell>
          <table:table-cell office:value-type="string" calcext:value-type="string">
            <text:p>34E</text:p>
          </table:table-cell>
          <table:table-cell office:value-type="string" calcext:value-type="string">
            <text:p>Most beautiful</text:p>
          </table:table-cell>
          <table:table-cell office:value-type="float" office:value="968" calcext:value-type="float">
            <text:p>96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02-02-22" calcext:value-type="date">
            <text:p>22.02.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N</text:p>
          </table:table-cell>
          <table:table-cell office:value-type="string" calcext:value-type="string">
            <text:p>33E</text:p>
          </table:table-cell>
          <table:table-cell office:value-type="string" calcext:value-type="string">
            <text:p>Dual **</text:p>
          </table:table-cell>
          <table:table-cell table:number-columns-repeated="2"/>
        </table:table-row>
        <table:table-row table:style-name="ro1">
          <table:table-cell office:value-type="date" office:date-value="2002-02-23" calcext:value-type="date">
            <text:p>23.02.200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67,5N</text:p>
          </table:table-cell>
          <table:table-cell office:value-type="string" calcext:value-type="string">
            <text:p>07E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02-03-01" calcext:value-type="date">
            <text:p>01.03.20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10E</text:p>
          </table:table-cell>
          <table:table-cell office:value-type="string" calcext:value-type="string">
            <text:p>The polar storm **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02-03-09" calcext:value-type="date">
            <text:p>09.03.20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0N</text:p>
          </table:table-cell>
          <table:table-cell office:value-type="string" calcext:value-type="string">
            <text:p>05W</text:p>
          </table:table-cell>
          <table:table-cell office:value-type="string" calcext:value-type="string">
            <text:p>**</text:p>
          </table:table-cell>
          <table:table-cell table:number-columns-repeated="2"/>
        </table:table-row>
        <table:table-row table:style-name="ro1">
          <table:table-cell office:value-type="date" office:date-value="2002-05-20" calcext:value-type="date">
            <text:p>20.05.2002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7320N</text:p>
          </table:table-cell>
          <table:table-cell office:value-type="string" calcext:value-type="string">
            <text:p>1530E</text:p>
          </table:table-cell>
          <table:table-cell office:value-type="string" calcext:value-type="string">
            <text:p>Dual systems</text:p>
          </table:table-cell>
          <table:table-cell office:value-type="float" office:value="1010" calcext:value-type="float">
            <text:p>10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2-12-20" calcext:value-type="date">
            <text:p>20.12.20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820N</text:p>
          </table:table-cell>
          <table:table-cell office:value-type="string" calcext:value-type="string">
            <text:p>1100E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03-01-16" calcext:value-type="date">
            <text:p>16.01.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0730E</text:p>
          </table:table-cell>
          <table:table-cell table:number-columns-repeated="3"/>
        </table:table-row>
        <table:table-row table:style-name="ro1">
          <table:table-cell office:value-type="date" office:date-value="2003-01-17" calcext:value-type="date">
            <text:p>17.01.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,5N</text:p>
          </table:table-cell>
          <table:table-cell office:value-type="string" calcext:value-type="string">
            <text:p>25,5E</text:p>
          </table:table-cell>
          <table:table-cell office:value-type="string" calcext:value-type="string">
            <text:p>Slow moving</text:p>
          </table:table-cell>
          <table:table-cell office:value-type="float" office:value="985" calcext:value-type="float">
            <text:p>98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3-01-23" calcext:value-type="date">
            <text:p>23.01.20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10E</text:p>
          </table:table-cell>
          <table:table-cell office:value-type="string" calcext:value-type="string">
            <text:p>Multiple **</text:p>
          </table:table-cell>
          <table:table-cell office:value-type="float" office:value="995" calcext:value-type="float">
            <text:p>9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03-01-29" calcext:value-type="date">
            <text:p>29.01.20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3,5N</text:p>
          </table:table-cell>
          <table:table-cell office:value-type="string" calcext:value-type="string">
            <text:p>0,5E</text:p>
          </table:table-cell>
          <table:table-cell office:value-type="string" calcext:value-type="string">
            <text:p>Reversed shear</text:p>
          </table:table-cell>
          <table:table-cell office:value-type="float" office:value="997" calcext:value-type="float">
            <text:p>9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03-03-11" calcext:value-type="date">
            <text:p>11.03.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16,5E</text:p>
          </table:table-cell>
          <table:table-cell office:value-type="string" calcext:value-type="string">
            <text:p>Dual</text:p>
          </table:table-cell>
          <table:table-cell office:value-type="float" office:value="979" calcext:value-type="float">
            <text:p>97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03-03-23" calcext:value-type="date">
            <text:p>23.03.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8,5N</text:p>
          </table:table-cell>
          <table:table-cell office:value-type="string" calcext:value-type="string">
            <text:p>12,5W</text:p>
          </table:table-cell>
          <table:table-cell office:value-type="string" calcext:value-type="string">
            <text:p>Comma in SW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03-10-24" calcext:value-type="date">
            <text:p>24.10.2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71,5N</text:p>
          </table:table-cell>
          <table:table-cell office:value-type="string" calcext:value-type="string">
            <text:p>18E</text:p>
          </table:table-cell>
          <table:table-cell office:value-type="string" calcext:value-type="string">
            <text:p>Reversed shear</text:p>
          </table:table-cell>
          <table:table-cell office:value-type="float" office:value="990" calcext:value-type="float">
            <text:p>9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03-12-05" calcext:value-type="date">
            <text:p>05.12.2003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14E</text:p>
          </table:table-cell>
          <table:table-cell office:value-type="string" calcext:value-type="string">
            <text:p>Reversed shear</text:p>
          </table:table-cell>
          <table:table-cell office:value-type="float" office:value="990" calcext:value-type="float">
            <text:p>99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3-12-08" calcext:value-type="date">
            <text:p>08.12.2003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31E</text:p>
          </table:table-cell>
          <table:table-cell office:value-type="string" calcext:value-type="string">
            <text:p>Reversed, secondary</text:p>
          </table:table-cell>
          <table:table-cell office:value-type="float" office:value="985" calcext:value-type="float">
            <text:p>9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03-12-17" calcext:value-type="date">
            <text:p>17.12.2003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38E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03-12-27" calcext:value-type="date">
            <text:p>27.12.2003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18E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03-12-29" calcext:value-type="date">
            <text:p>29.12.2003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69N</text:p>
          </table:table-cell>
          <table:table-cell office:value-type="string" calcext:value-type="string">
            <text:p>13E</text:p>
          </table:table-cell>
          <table:table-cell office:value-type="string" calcext:value-type="string">
            <text:p>**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04-01-27" calcext:value-type="date">
            <text:p>27.01.200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12E</text:p>
          </table:table-cell>
          <table:table-cell office:value-type="string" calcext:value-type="string">
            <text:p>Multiple, widespr. conv., -50@500hpa</text:p>
          </table:table-cell>
          <table:table-cell office:value-type="float" office:value="988" calcext:value-type="float">
            <text:p>98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04-01-30" calcext:value-type="date">
            <text:p>30.01.200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70N</text:p>
          </table:table-cell>
          <table:table-cell office:value-type="string" calcext:value-type="string">
            <text:p>08W</text:p>
          </table:table-cell>
          <table:table-cell office:value-type="string" calcext:value-type="string">
            <text:p>Short lived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04-02-06" calcext:value-type="date">
            <text:p>06.02.2004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12E</text:p>
          </table:table-cell>
          <table:table-cell office:value-type="string" calcext:value-type="string">
            <text:p>**</text:p>
          </table:table-cell>
          <table:table-cell table:number-columns-repeated="2"/>
        </table:table-row>
        <table:table-row table:style-name="ro1">
          <table:table-cell office:value-type="date" office:date-value="2004-02-21" calcext:value-type="date">
            <text:p>21.02.200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68,5N</text:p>
          </table:table-cell>
          <table:table-cell office:value-type="string" calcext:value-type="string">
            <text:p>03E</text:p>
          </table:table-cell>
          <table:table-cell office:value-type="string" calcext:value-type="string">
            <text:p>Neutral (no) shear</text:p>
          </table:table-cell>
          <table:table-cell office:value-type="float" office:value="990" calcext:value-type="float">
            <text:p>9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04-03-01" calcext:value-type="date">
            <text:p>01.03.200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70N</text:p>
          </table:table-cell>
          <table:table-cell office:value-type="string" calcext:value-type="string">
            <text:p>06,5E</text:p>
          </table:table-cell>
          <table:table-cell office:value-type="string" calcext:value-type="string">
            <text:p>Direct shear, fast moving, dual</text:p>
          </table:table-cell>
          <table:table-cell office:value-type="float" office:value="999" calcext:value-type="float">
            <text:p>99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04-03-27" calcext:value-type="date">
            <text:p>27.03.200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05E</text:p>
          </table:table-cell>
          <table:table-cell office:value-type="string" calcext:value-type="string">
            <text:p>Dual, **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04-11-15" calcext:value-type="date">
            <text:p>15.11.2004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70N</text:p>
          </table:table-cell>
          <table:table-cell office:value-type="string" calcext:value-type="string">
            <text:p>00E</text:p>
          </table:table-cell>
          <table:table-cell office:value-type="string" calcext:value-type="string">
            <text:p>Dual, neutral, secondary</text:p>
          </table:table-cell>
          <table:table-cell office:value-type="float" office:value="1002" calcext:value-type="float">
            <text:p>100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04-11-16" calcext:value-type="date">
            <text:p>16.11.20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9N</text:p>
          </table:table-cell>
          <table:table-cell office:value-type="string" calcext:value-type="string">
            <text:p>15E</text:p>
          </table:table-cell>
          <table:table-cell office:value-type="string" calcext:value-type="string">
            <text:p>Reversed, secondary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44G72</text:p>
          </table:table-cell>
        </table:table-row>
        <table:table-row table:style-name="ro1">
          <table:table-cell office:value-type="date" office:date-value="2004-11-16" calcext:value-type="date">
            <text:p>16.11.200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69N</text:p>
          </table:table-cell>
          <table:table-cell office:value-type="string" calcext:value-type="string">
            <text:p>37E</text:p>
          </table:table-cell>
          <table:table-cell office:value-type="string" calcext:value-type="string">
            <text:p>Reversed</text:p>
          </table:table-cell>
          <table:table-cell office:value-type="float" office:value="987" calcext:value-type="float">
            <text:p>98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4-11-18" calcext:value-type="date">
            <text:p>18.11.200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74N</text:p>
          </table:table-cell>
          <table:table-cell office:value-type="string" calcext:value-type="string">
            <text:p>45E</text:p>
          </table:table-cell>
          <table:table-cell office:value-type="string" calcext:value-type="string">
            <text:p>Dual **</text:p>
          </table:table-cell>
          <table:table-cell table:number-columns-repeated="2"/>
        </table:table-row>
        <table:table-row table:style-name="ro1">
          <table:table-cell office:value-type="date" office:date-value="2004-11-23" calcext:value-type="date">
            <text:p>23.11.200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72,5N</text:p>
          </table:table-cell>
          <table:table-cell office:value-type="string" calcext:value-type="string">
            <text:p>46E</text:p>
          </table:table-cell>
          <table:table-cell office:value-type="string" calcext:value-type="string">
            <text:p>Small **</text:p>
          </table:table-cell>
          <table:table-cell table:number-columns-repeated="2"/>
        </table:table-row>
        <table:table-row table:style-name="ro1">
          <table:table-cell office:value-type="date" office:date-value="2004-12-10" calcext:value-type="date">
            <text:p>10.12.200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63N</text:p>
          </table:table-cell>
          <table:table-cell office:value-type="string" calcext:value-type="string">
            <text:p>04W</text:p>
          </table:table-cell>
          <table:table-cell office:value-type="string" calcext:value-type="string">
            <text:p>Secondary, direct shear</text:p>
          </table:table-cell>
          <table:table-cell office:value-type="float" office:value="1003" calcext:value-type="float">
            <text:p>10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04-12-18" calcext:value-type="date">
            <text:p>18.12.20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0N</text:p>
          </table:table-cell>
          <table:table-cell office:value-type="string" calcext:value-type="string">
            <text:p>06E</text:p>
          </table:table-cell>
          <table:table-cell office:value-type="string" calcext:value-type="string">
            <text:p>Secondary, reversed, Radar, Soundings</text:p>
          </table:table-cell>
          <table:table-cell office:value-type="float" office:value="981" calcext:value-type="float">
            <text:p>98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05-01-13" calcext:value-type="date">
            <text:p>13.01.2005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07E</text:p>
          </table:table-cell>
          <table:table-cell office:value-type="string" calcext:value-type="string">
            <text:p>Primary, neutral, poor models</text:p>
          </table:table-cell>
          <table:table-cell office:value-type="float" office:value="1002" calcext:value-type="float">
            <text:p>100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05-01-18" calcext:value-type="date">
            <text:p>18.01.20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03W</text:p>
          </table:table-cell>
          <table:table-cell office:value-type="string" calcext:value-type="string">
            <text:p>Large system **</text:p>
          </table:table-cell>
          <table:table-cell table:number-columns-repeated="2"/>
        </table:table-row>
        <table:table-row table:style-name="ro1">
          <table:table-cell office:value-type="date" office:date-value="2005-01-23" calcext:value-type="date">
            <text:p>23.01.2005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67N</text:p>
          </table:table-cell>
          <table:table-cell office:value-type="string" calcext:value-type="string">
            <text:p>13E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05-02-27" calcext:value-type="date">
            <text:p>27.02.2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9N</text:p>
          </table:table-cell>
          <table:table-cell office:value-type="string" calcext:value-type="string">
            <text:p>37E</text:p>
          </table:table-cell>
          <table:table-cell office:value-type="string" calcext:value-type="string">
            <text:p>**</text:p>
          </table:table-cell>
          <table:table-cell table:number-columns-repeated="2"/>
        </table:table-row>
        <table:table-row table:style-name="ro1">
          <table:table-cell office:value-type="date" office:date-value="2005-03-01" calcext:value-type="date">
            <text:p>01.03.2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6N</text:p>
          </table:table-cell>
          <table:table-cell office:value-type="string" calcext:value-type="string">
            <text:p>35E</text:p>
          </table:table-cell>
          <table:table-cell office:value-type="string" calcext:value-type="string">
            <text:p>**</text:p>
          </table:table-cell>
          <table:table-cell table:number-columns-repeated="2"/>
        </table:table-row>
        <table:table-row table:style-name="ro1">
          <table:table-cell office:value-type="date" office:date-value="2005-03-07" calcext:value-type="date">
            <text:p>07.03.20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18E</text:p>
          </table:table-cell>
          <table:table-cell office:value-type="string" calcext:value-type="string">
            <text:p>The Brümmer case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5-03-15" calcext:value-type="date">
            <text:p>15.03.20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4N</text:p>
          </table:table-cell>
          <table:table-cell office:value-type="string" calcext:value-type="string">
            <text:p>04E</text:p>
          </table:table-cell>
          <table:table-cell office:value-type="string" calcext:value-type="string">
            <text:p>Direct, primary</text:p>
          </table:table-cell>
          <table:table-cell office:value-type="float" office:value="999" calcext:value-type="float">
            <text:p>99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05-03-17" calcext:value-type="date">
            <text:p>17.03.200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48E</text:p>
          </table:table-cell>
          <table:table-cell office:value-type="string" calcext:value-type="string">
            <text:p>Direct/neutral</text:p>
          </table:table-cell>
          <table:table-cell table:number-columns-repeated="2"/>
        </table:table-row>
        <table:table-row table:style-name="ro1">
          <table:table-cell office:value-type="date" office:date-value="2005-04-02" calcext:value-type="date">
            <text:p>02.04.20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5N</text:p>
          </table:table-cell>
          <table:table-cell office:value-type="string" calcext:value-type="string">
            <text:p>2430E</text:p>
          </table:table-cell>
          <table:table-cell office:value-type="string" calcext:value-type="string">
            <text:p>Secondary, strong reversed.</text:p>
          </table:table-cell>
          <table:table-cell office:value-type="float" office:value="994" calcext:value-type="float">
            <text:p>9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05-04-26" calcext:value-type="date">
            <text:p>26.04.20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4N</text:p>
          </table:table-cell>
          <table:table-cell office:value-type="string" calcext:value-type="string">
            <text:p>25E</text:p>
          </table:table-cell>
          <table:table-cell office:value-type="string" calcext:value-type="string">
            <text:p>Cirrus shield **</text:p>
          </table:table-cell>
          <table:table-cell table:number-columns-repeated="2"/>
        </table:table-row>
        <table:table-row table:style-name="ro1">
          <table:table-cell office:value-type="date" office:date-value="2005-10-12" calcext:value-type="date">
            <text:p>12.10.2005</text:p>
          </table:table-cell>
          <table:table-cell/>
          <table:table-cell office:value-type="string" calcext:value-type="string">
            <text:p>76N</text:p>
          </table:table-cell>
          <table:table-cell office:value-type="string" calcext:value-type="string">
            <text:p>00E</text:p>
          </table:table-cell>
          <table:table-cell office:value-type="string" calcext:value-type="string">
            <text:p>**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05-11-23" calcext:value-type="date">
            <text:p>23.11.20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130N</text:p>
          </table:table-cell>
          <table:table-cell office:value-type="string" calcext:value-type="string">
            <text:p>14E</text:p>
          </table:table-cell>
          <table:table-cell office:value-type="string" calcext:value-type="string">
            <text:p>Double-system/Comma in SW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05-11-29" calcext:value-type="date">
            <text:p>29.11.20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6N</text:p>
          </table:table-cell>
          <table:table-cell office:value-type="string" calcext:value-type="string">
            <text:p>04E</text:p>
          </table:table-cell>
          <table:table-cell office:value-type="string" calcext:value-type="string">
            <text:p>Sounding LDWR, Radar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05-12-19" calcext:value-type="date">
            <text:p>19.12.2005</text:p>
          </table:table-cell>
          <table:table-cell office:value-type="string" calcext:value-type="string">
            <text:p>03-06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22E</text:p>
          </table:table-cell>
          <table:table-cell office:value-type="string" calcext:value-type="string">
            <text:p>Small (130km)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06-01-29" calcext:value-type="date">
            <text:p>29.01.2006</text:p>
          </table:table-cell>
          <table:table-cell office:value-type="string" calcext:value-type="string">
            <text:p>15-21</text:p>
          </table:table-cell>
          <table:table-cell office:value-type="string" calcext:value-type="string">
            <text:p>Hopen</text:p>
          </table:table-cell>
          <table:table-cell/>
          <table:table-cell office:value-type="string" calcext:value-type="string">
            <text:p>Shear vorticity (Bear Island-Spitsbergen)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6-03-04" calcext:value-type="date">
            <text:p>04.03.20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430N</text:p>
          </table:table-cell>
          <table:table-cell office:value-type="string" calcext:value-type="string">
            <text:p>1830E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06-03-06" calcext:value-type="date">
            <text:p>06.03.20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9N</text:p>
          </table:table-cell>
          <table:table-cell office:value-type="string" calcext:value-type="string">
            <text:p>10E</text:p>
          </table:table-cell>
          <table:table-cell office:value-type="string" calcext:value-type="string">
            <text:p>Dual, From a CB-cluster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30G48</text:p>
          </table:table-cell>
        </table:table-row>
        <table:table-row table:style-name="ro1">
          <table:table-cell office:value-type="date" office:date-value="2006-03-22" calcext:value-type="date">
            <text:p>22.03.2006</text:p>
          </table:table-cell>
          <table:table-cell/>
          <table:table-cell office:value-type="string" calcext:value-type="string">
            <text:p>67N</text:p>
          </table:table-cell>
          <table:table-cell office:value-type="string" calcext:value-type="string">
            <text:p>00E</text:p>
          </table:table-cell>
          <table:table-cell office:value-type="string" calcext:value-type="string">
            <text:p>Multiple, widespread conv. Jan Mayen sounding.</text:p>
          </table:table-cell>
          <table:table-cell office:value-type="float" office:value="1005" calcext:value-type="float">
            <text:p>10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6-10-29" calcext:value-type="date">
            <text:p>29.10.20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16E</text:p>
          </table:table-cell>
          <table:table-cell office:value-type="string" calcext:value-type="string">
            <text:p>Primary, good model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38G54</text:p>
          </table:table-cell>
        </table:table-row>
        <table:table-row table:style-name="ro1">
          <table:table-cell office:value-type="date" office:date-value="2006-11-08" calcext:value-type="date">
            <text:p>08.11.20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3N</text:p>
          </table:table-cell>
          <table:table-cell office:value-type="string" calcext:value-type="string">
            <text:p>07W</text:p>
          </table:table-cell>
          <table:table-cell office:value-type="string" calcext:value-type="string">
            <text:p>Leelow SE of Island, possible landfall Denmark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45G58</text:p>
          </table:table-cell>
        </table:table-row>
        <table:table-row table:style-name="ro1">
          <table:table-cell office:value-type="date" office:date-value="2006-12-22" calcext:value-type="date">
            <text:p>22.12.2006</text:p>
          </table:table-cell>
          <table:table-cell office:value-type="string" calcext:value-type="string">
            <text:p>12-18</text:p>
          </table:table-cell>
          <table:table-cell office:value-type="string" calcext:value-type="string">
            <text:p>7150N</text:p>
          </table:table-cell>
          <table:table-cell office:value-type="string" calcext:value-type="string">
            <text:p>17E</text:p>
          </table:table-cell>
          <table:table-cell office:value-type="string" calcext:value-type="string">
            <text:p>Secondary, baroclinic, poor mod.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48G61</text:p>
          </table:table-cell>
        </table:table-row>
        <table:table-row table:style-name="ro1">
          <table:table-cell office:value-type="date" office:date-value="2006-12-26" calcext:value-type="date">
            <text:p>26.12.2006</text:p>
          </table:table-cell>
          <table:table-cell office:value-type="string" calcext:value-type="string">
            <text:p>03-18</text:p>
          </table:table-cell>
          <table:table-cell office:value-type="string" calcext:value-type="string">
            <text:p>7230N</text:p>
          </table:table-cell>
          <table:table-cell office:value-type="string" calcext:value-type="string">
            <text:p>18-22E</text:p>
          </table:table-cell>
          <table:table-cell office:value-type="string" calcext:value-type="string">
            <text:p>Secondary, inst. Occ., reversed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49G63</text:p>
          </table:table-cell>
        </table:table-row>
        <table:table-row table:style-name="ro1">
          <table:table-cell office:value-type="date" office:date-value="2007-01-21" calcext:value-type="date">
            <text:p>21.01.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41E</text:p>
          </table:table-cell>
          <table:table-cell office:value-type="string" calcext:value-type="string">
            <text:p>Primary, Stockman, widespread</text:p>
          </table:table-cell>
          <table:table-cell office:value-type="float" office:value="993" calcext:value-type="float">
            <text:p>9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07-01-22" calcext:value-type="date">
            <text:p>22.01.20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6N</text:p>
          </table:table-cell>
          <table:table-cell office:value-type="string" calcext:value-type="string">
            <text:p>04E</text:p>
          </table:table-cell>
          <table:table-cell office:value-type="string" calcext:value-type="string">
            <text:p>Primary, direct, widespread</text:p>
          </table:table-cell>
          <table:table-cell table:number-columns-repeated="2"/>
        </table:table-row>
        <table:table-row table:style-name="ro1">
          <table:table-cell office:value-type="date" office:date-value="2007-01-26" calcext:value-type="date">
            <text:p>26.01.2007</text:p>
          </table:table-cell>
          <table:table-cell office:value-type="string" calcext:value-type="string">
            <text:p>04-12</text:p>
          </table:table-cell>
          <table:table-cell office:value-type="string" calcext:value-type="string">
            <text:p>7030N</text:p>
          </table:table-cell>
          <table:table-cell office:value-type="string" calcext:value-type="string">
            <text:p>1430E</text:p>
          </table:table-cell>
          <table:table-cell office:value-type="string" calcext:value-type="string">
            <text:p>Primary, cold, cirrus shield, case</text:p>
          </table:table-cell>
          <table:table-cell office:value-type="float" office:value="974" calcext:value-type="float">
            <text:p>97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07-01-27" calcext:value-type="date">
            <text:p>27.01.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22E</text:p>
          </table:table-cell>
          <table:table-cell office:value-type="string" calcext:value-type="string">
            <text:p>Primary, cold, cirrus shield</text:p>
          </table:table-cell>
          <table:table-cell office:value-type="float" office:value="982" calcext:value-type="float">
            <text:p>98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date" office:date-value="2007-02-05" calcext:value-type="date">
            <text:p>05.02.2007</text:p>
          </table:table-cell>
          <table:table-cell office:value-type="string" calcext:value-type="string">
            <text:p>00-06</text:p>
          </table:table-cell>
          <table:table-cell office:value-type="string" calcext:value-type="string">
            <text:p>6430N</text:p>
          </table:table-cell>
          <table:table-cell office:value-type="string" calcext:value-type="string">
            <text:p>09E</text:p>
          </table:table-cell>
          <table:table-cell office:value-type="string" calcext:value-type="string">
            <text:p>2 small polar lows</text:p>
          </table:table-cell>
          <table:table-cell office:value-type="float" office:value="994" calcext:value-type="float">
            <text:p>99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07-02-13" calcext:value-type="date">
            <text:p>13.02.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130N</text:p>
          </table:table-cell>
          <table:table-cell office:value-type="string" calcext:value-type="string">
            <text:p>23E</text:p>
          </table:table-cell>
          <table:table-cell office:value-type="string" calcext:value-type="string">
            <text:p>Small PL</text:p>
          </table:table-cell>
          <table:table-cell office:value-type="float" office:value="1004" calcext:value-type="float">
            <text:p>100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7-04-06" calcext:value-type="date">
            <text:p>06.04.2007</text:p>
          </table:table-cell>
          <table:table-cell office:value-type="string" calcext:value-type="string">
            <text:p>00-24</text:p>
          </table:table-cell>
          <table:table-cell office:value-type="string" calcext:value-type="string">
            <text:p>7330N</text:p>
          </table:table-cell>
          <table:table-cell office:value-type="string" calcext:value-type="string">
            <text:p>11E</text:p>
          </table:table-cell>
          <table:table-cell office:value-type="string" calcext:value-type="string">
            <text:p>Strong PL, long life time, baroclinic</text:p>
          </table:table-cell>
          <table:table-cell office:value-type="float" office:value="986" calcext:value-type="float">
            <text:p>98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07-04-29" calcext:value-type="date">
            <text:p>29.04.2007</text:p>
          </table:table-cell>
          <table:table-cell office:value-type="string" calcext:value-type="string">
            <text:p>01-05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31E</text:p>
          </table:table-cell>
          <table:table-cell office:value-type="string" calcext:value-type="string">
            <text:p>Baroclinic PL</text:p>
          </table:table-cell>
          <table:table-cell office:value-type="float" office:value="1001" calcext:value-type="float">
            <text:p>10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07-09-03" calcext:value-type="date">
            <text:p>03.09.20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4N</text:p>
          </table:table-cell>
          <table:table-cell office:value-type="string" calcext:value-type="string">
            <text:p>07E</text:p>
          </table:table-cell>
          <table:table-cell office:value-type="string" calcext:value-type="string">
            <text:p>Season start !</text:p>
          </table:table-cell>
          <table:table-cell office:value-type="float" office:value="993" calcext:value-type="float">
            <text:p>99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7-12-11" calcext:value-type="date">
            <text:p>11.12.2007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31E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8-01-25" calcext:value-type="date">
            <text:p>25.01.20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730N</text:p>
          </table:table-cell>
          <table:table-cell office:value-type="string" calcext:value-type="string">
            <text:p>08E</text:p>
          </table:table-cell>
          <table:table-cell office:value-type="string" calcext:value-type="string">
            <text:p>Comma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8-01-31" calcext:value-type="date">
            <text:p>31.01.2008</text:p>
          </table:table-cell>
          <table:table-cell office:value-type="string" calcext:value-type="string">
            <text:p>04-24</text:p>
          </table:table-cell>
          <table:table-cell office:value-type="string" calcext:value-type="string">
            <text:p>74N</text:p>
          </table:table-cell>
          <table:table-cell office:value-type="string" calcext:value-type="string">
            <text:p>11E</text:p>
          </table:table-cell>
          <table:table-cell office:value-type="string" calcext:value-type="string">
            <text:p>Primary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8-02-14" calcext:value-type="date">
            <text:p>14.02.2008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69N</text:p>
          </table:table-cell>
          <table:table-cell office:value-type="string" calcext:value-type="string">
            <text:p>38E</text:p>
          </table:table-cell>
          <table:table-cell office:value-type="string" calcext:value-type="string">
            <text:p>Primary, Reversed ?</text:p>
          </table:table-cell>
          <table:table-cell office:value-type="float" office:value="1012" calcext:value-type="float">
            <text:p>10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08-02-29" calcext:value-type="date">
            <text:p>29.02.2008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74N</text:p>
          </table:table-cell>
          <table:table-cell office:value-type="string" calcext:value-type="string">
            <text:p>24 E</text:p>
          </table:table-cell>
          <table:table-cell office:value-type="string" calcext:value-type="string">
            <text:p>Dual</text:p>
          </table:table-cell>
          <table:table-cell office:value-type="float" office:value="950" calcext:value-type="float">
            <text:p>9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8-03-02" calcext:value-type="date">
            <text:p>02.03.20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5/69N</text:p>
          </table:table-cell>
          <table:table-cell office:value-type="string" calcext:value-type="string">
            <text:p>09/10E</text:p>
          </table:table-cell>
          <table:table-cell office:value-type="string" calcext:value-type="string">
            <text:p>Dual, small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8-03-04" calcext:value-type="date">
            <text:p>04.03.200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03E</text:p>
          </table:table-cell>
          <table:table-cell office:value-type="string" calcext:value-type="string">
            <text:p>The Thorpex Low</text:p>
          </table:table-cell>
          <table:table-cell office:value-type="float" office:value="990" calcext:value-type="float">
            <text:p>9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08-03-16" calcext:value-type="date">
            <text:p>16.03.200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7140N</text:p>
          </table:table-cell>
          <table:table-cell office:value-type="string" calcext:value-type="string">
            <text:p>12E</text:p>
          </table:table-cell>
          <table:table-cell office:value-type="string" calcext:value-type="string">
            <text:p>Baroclinic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8-03-18" calcext:value-type="date">
            <text:p>18.03.20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330N</text:p>
          </table:table-cell>
          <table:table-cell office:value-type="string" calcext:value-type="string">
            <text:p>2830E</text:p>
          </table:table-cell>
          <table:table-cell office:value-type="string" calcext:value-type="string">
            <text:p>Dual, reversed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8-03-20" calcext:value-type="date">
            <text:p>20.03.20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43 E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8-04-04" calcext:value-type="date">
            <text:p>04.04.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01E</text:p>
          </table:table-cell>
          <table:table-cell office:value-type="string" calcext:value-type="string">
            <text:p>Primary, reversed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08-04-24" calcext:value-type="date">
            <text:p>24.04.20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41E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8-10-27" calcext:value-type="date">
            <text:p>27.10.20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7N</text:p>
          </table:table-cell>
          <table:table-cell office:value-type="string" calcext:value-type="string">
            <text:p>02W</text:p>
          </table:table-cell>
          <table:table-cell office:value-type="string" calcext:value-type="string">
            <text:p>Multiple, reversed, NE of Scotland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08-11-17" calcext:value-type="date">
            <text:p>17.11.20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5N</text:p>
          </table:table-cell>
          <table:table-cell office:value-type="string" calcext:value-type="string">
            <text:p>25E</text:p>
          </table:table-cell>
          <table:table-cell office:value-type="string" calcext:value-type="string">
            <text:p>Reversed, baroclinoc, Convective low</text:p>
          </table:table-cell>
          <table:table-cell office:value-type="float" office:value="990" calcext:value-type="float">
            <text:p>99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8-11-18" calcext:value-type="date">
            <text:p>18.11.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N</text:p>
          </table:table-cell>
          <table:table-cell office:value-type="string" calcext:value-type="string">
            <text:p>02E</text:p>
          </table:table-cell>
          <table:table-cell office:value-type="string" calcext:value-type="string">
            <text:p>Leelow SE of Svalbard, baroclinoc</text:p>
          </table:table-cell>
          <table:table-cell office:value-type="float" office:value="980" calcext:value-type="float">
            <text:p>9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8-11-18" calcext:value-type="date">
            <text:p>18.11.200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14E</text:p>
          </table:table-cell>
          <table:table-cell office:value-type="string" calcext:value-type="string">
            <text:p>Baroclinic, dual, reversed</text:p>
          </table:table-cell>
          <table:table-cell office:value-type="float" office:value="971" calcext:value-type="float">
            <text:p>97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08-11-20" calcext:value-type="date">
            <text:p>20.11.20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9N</text:p>
          </table:table-cell>
          <table:table-cell office:value-type="string" calcext:value-type="string">
            <text:p>08E</text:p>
          </table:table-cell>
          <table:table-cell office:value-type="string" calcext:value-type="string">
            <text:p>Secondary, reversed, baroclinic, good model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62G74</text:p>
          </table:table-cell>
        </table:table-row>
        <table:table-row table:style-name="ro1">
          <table:table-cell office:value-type="date" office:date-value="2008-11-28" calcext:value-type="date">
            <text:p>28.11.20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0N</text:p>
          </table:table-cell>
          <table:table-cell office:value-type="string" calcext:value-type="string">
            <text:p>00E</text:p>
          </table:table-cell>
          <table:table-cell office:value-type="string" calcext:value-type="string">
            <text:p>Reversed, widespread conv.</text:p>
          </table:table-cell>
          <table:table-cell office:value-type="float" office:value="988" calcext:value-type="float">
            <text:p>98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8-11-29" calcext:value-type="date">
            <text:p>29.11.20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01W</text:p>
          </table:table-cell>
          <table:table-cell office:value-type="string" calcext:value-type="string">
            <text:p>Convergence, baroclinic</text:p>
          </table:table-cell>
          <table:table-cell office:value-type="float" office:value="1004" calcext:value-type="float">
            <text:p>10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9-01-07" calcext:value-type="date">
            <text:p>07.01.2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28E</text:p>
          </table:table-cell>
          <table:table-cell office:value-type="string" calcext:value-type="string">
            <text:p>Multiple, baroclinic, reversed,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49G64</text:p>
          </table:table-cell>
        </table:table-row>
        <table:table-row table:style-name="ro1">
          <table:table-cell office:value-type="date" office:date-value="2009-01-16" calcext:value-type="date">
            <text:p>16.01.2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57E</text:p>
          </table:table-cell>
          <table:table-cell office:value-type="string" calcext:value-type="string">
            <text:p>Baroclinic, Kara Sea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55G66</text:p>
          </table:table-cell>
        </table:table-row>
        <table:table-row table:style-name="ro1">
          <table:table-cell office:value-type="date" office:date-value="2009-02-05" calcext:value-type="date">
            <text:p>05.02.2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03W</text:p>
          </table:table-cell>
          <table:table-cell office:value-type="string" calcext:value-type="string">
            <text:p>Marginal</text:p>
          </table:table-cell>
          <table:table-cell office:value-type="float" office:value="1008" calcext:value-type="float">
            <text:p>10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date" office:date-value="2009-02-05" calcext:value-type="date">
            <text:p>05.02.2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9N</text:p>
          </table:table-cell>
          <table:table-cell office:value-type="string" calcext:value-type="string">
            <text:p>40E</text:p>
          </table:table-cell>
          <table:table-cell office:value-type="string" calcext:value-type="string">
            <text:p>Small, dual</text:p>
          </table:table-cell>
          <table:table-cell office:value-type="float" office:value="1010" calcext:value-type="float">
            <text:p>10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09-02-07" calcext:value-type="date">
            <text:p>07.02.2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43E</text:p>
          </table:table-cell>
          <table:table-cell office:value-type="string" calcext:value-type="string">
            <text:p>Dual</text:p>
          </table:table-cell>
          <table:table-cell office:value-type="float" office:value="1005" calcext:value-type="float">
            <text:p>100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9-02-26" calcext:value-type="date">
            <text:p>26.02.2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13E</text:p>
          </table:table-cell>
          <table:table-cell office:value-type="string" calcext:value-type="string">
            <text:p>Dual, reversed, Baroclinoc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45G54</text:p>
          </table:table-cell>
        </table:table-row>
        <table:table-row table:style-name="ro1">
          <table:table-cell office:value-type="date" office:date-value="2009-02-27" calcext:value-type="date">
            <text:p>27.02.2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230N</text:p>
          </table:table-cell>
          <table:table-cell office:value-type="string" calcext:value-type="string">
            <text:p>3230E</text:p>
          </table:table-cell>
          <table:table-cell office:value-type="string" calcext:value-type="string">
            <text:p>Baroclinic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09-03-27" calcext:value-type="date">
            <text:p>27.03.2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9N</text:p>
          </table:table-cell>
          <table:table-cell office:value-type="string" calcext:value-type="string">
            <text:p>07W</text:p>
          </table:table-cell>
          <table:table-cell office:value-type="string" calcext:value-type="string">
            <text:p>Baroclinic, convergence</text:p>
          </table:table-cell>
          <table:table-cell office:value-type="float" office:value="995" calcext:value-type="float">
            <text:p>99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9-04-02" calcext:value-type="date">
            <text:p>02.04.2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3530E</text:p>
          </table:table-cell>
          <table:table-cell office:value-type="string" calcext:value-type="string">
            <text:p>Baroclinic, reversed</text:p>
          </table:table-cell>
          <table:table-cell office:value-type="float" office:value="1008" calcext:value-type="float">
            <text:p>10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9-04-04" calcext:value-type="date">
            <text:p>04.04.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N</text:p>
          </table:table-cell>
          <table:table-cell office:value-type="string" calcext:value-type="string">
            <text:p>29E</text:p>
          </table:table-cell>
          <table:table-cell office:value-type="string" calcext:value-type="string">
            <text:p>Baroclinic,</text:p>
          </table:table-cell>
          <table:table-cell office:value-type="float" office:value="996" calcext:value-type="float">
            <text:p>9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9-04-05" calcext:value-type="date">
            <text:p>05.04.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43E</text:p>
          </table:table-cell>
          <table:table-cell office:value-type="string" calcext:value-type="string">
            <text:p>Baroclinic, reversed</text:p>
          </table:table-cell>
          <table:table-cell office:value-type="float" office:value="990" calcext:value-type="float">
            <text:p>99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9-04-05" calcext:value-type="date">
            <text:p>05.04.2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25E</text:p>
          </table:table-cell>
          <table:table-cell office:value-type="string" calcext:value-type="string">
            <text:p>Cirrus waves on top !</text:p>
          </table:table-cell>
          <table:table-cell office:value-type="float" office:value="1008" calcext:value-type="float">
            <text:p>1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09-04-20" calcext:value-type="date">
            <text:p>20.04.200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70N</text:p>
          </table:table-cell>
          <table:table-cell office:value-type="string" calcext:value-type="string">
            <text:p>39E</text:p>
          </table:table-cell>
          <table:table-cell office:value-type="string" calcext:value-type="string">
            <text:p>Small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30G51</text:p>
          </table:table-cell>
        </table:table-row>
        <table:table-row table:style-name="ro1">
          <table:table-cell office:value-type="date" office:date-value="2010-01-08" calcext:value-type="date">
            <text:p>08.01.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030N</text:p>
          </table:table-cell>
          <table:table-cell office:value-type="string" calcext:value-type="string">
            <text:p>1630E</text:p>
          </table:table-cell>
          <table:table-cell office:value-type="string" calcext:value-type="string">
            <text:p>Small, N of Spitsbergen, conv.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0-01-29" calcext:value-type="date">
            <text:p>29.01.2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08E</text:p>
          </table:table-cell>
          <table:table-cell office:value-type="string" calcext:value-type="string">
            <text:p>In SE off Scandinavian mainland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0-01-30" calcext:value-type="date">
            <text:p>30.01.2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2N</text:p>
          </table:table-cell>
          <table:table-cell office:value-type="string" calcext:value-type="string">
            <text:p>04E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0-02-02" calcext:value-type="date">
            <text:p>02.02.2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1N</text:p>
          </table:table-cell>
          <table:table-cell office:value-type="string" calcext:value-type="string">
            <text:p>02E</text:p>
          </table:table-cell>
          <table:table-cell office:value-type="string" calcext:value-type="string">
            <text:p>Convective, marginal</text:p>
          </table:table-cell>
          <table:table-cell office:value-type="float" office:value="990" calcext:value-type="float">
            <text:p>99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0-02-16" calcext:value-type="date">
            <text:p>16.02.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04E</text:p>
          </table:table-cell>
          <table:table-cell office:value-type="string" calcext:value-type="string">
            <text:p>No observations</text:p>
          </table:table-cell>
          <table:table-cell table:number-columns-repeated="2"/>
        </table:table-row>
        <table:table-row table:style-name="ro1">
          <table:table-cell office:value-type="date" office:date-value="2010-02-23" calcext:value-type="date">
            <text:p>23.02.2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7N</text:p>
          </table:table-cell>
          <table:table-cell office:value-type="string" calcext:value-type="string">
            <text:p>17W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10-03-02" calcext:value-type="date">
            <text:p>02.03.2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330N</text:p>
          </table:table-cell>
          <table:table-cell office:value-type="string" calcext:value-type="string">
            <text:p>04E</text:p>
          </table:table-cell>
          <table:table-cell office:value-type="string" calcext:value-type="string">
            <text:p>Small, dual, U~20, B, Neutral, Florø</text:p>
          </table:table-cell>
          <table:table-cell office:value-type="float" office:value="1005" calcext:value-type="float">
            <text:p>100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0-03-04" calcext:value-type="date">
            <text:p>04.03.2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42E</text:p>
          </table:table-cell>
          <table:table-cell office:value-type="string" calcext:value-type="string">
            <text:p>Small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0-03-10" calcext:value-type="date">
            <text:p>10.03.2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6N</text:p>
          </table:table-cell>
          <table:table-cell office:value-type="string" calcext:value-type="string">
            <text:p>41E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0-03-12" calcext:value-type="date">
            <text:p>12.03.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19E</text:p>
          </table:table-cell>
          <table:table-cell office:value-type="string" calcext:value-type="string">
            <text:p>Multiple</text:p>
          </table:table-cell>
          <table:table-cell office:value-type="float" office:value="991" calcext:value-type="float">
            <text:p>99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0-03-14" calcext:value-type="date">
            <text:p>14.03.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16E</text:p>
          </table:table-cell>
          <table:table-cell office:value-type="string" calcext:value-type="string">
            <text:p>Widespread conv.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37G54</text:p>
          </table:table-cell>
        </table:table-row>
        <table:table-row table:style-name="ro1">
          <table:table-cell office:value-type="date" office:date-value="2010-03-19" calcext:value-type="date">
            <text:p>19.03.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430N</text:p>
          </table:table-cell>
          <table:table-cell office:value-type="string" calcext:value-type="string">
            <text:p>18E</text:p>
          </table:table-cell>
          <table:table-cell office:value-type="string" calcext:value-type="string">
            <text:p>Dual</text:p>
          </table:table-cell>
          <table:table-cell office:value-type="float" office:value="994" calcext:value-type="float">
            <text:p>99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0-03-21" calcext:value-type="date">
            <text:p>21.03.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7N</text:p>
          </table:table-cell>
          <table:table-cell office:value-type="string" calcext:value-type="string">
            <text:p>12E</text:p>
          </table:table-cell>
          <table:table-cell office:value-type="string" calcext:value-type="string">
            <text:p>Short lifespan, Neutral, U~20</text:p>
          </table:table-cell>
          <table:table-cell office:value-type="float" office:value="995" calcext:value-type="float">
            <text:p>99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0-03-24" calcext:value-type="date">
            <text:p>24.03.2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18E</text:p>
          </table:table-cell>
          <table:table-cell office:value-type="string" calcext:value-type="string">
            <text:p>Comma, later PL</text:p>
          </table:table-cell>
          <table:table-cell office:value-type="float" office:value="1012" calcext:value-type="float">
            <text:p>1012</text:p>
          </table:table-cell>
          <table:table-cell/>
        </table:table-row>
        <table:table-row table:style-name="ro1">
          <table:table-cell office:value-type="date" office:date-value="2010-03-26" calcext:value-type="date">
            <text:p>26.03.2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2130E</text:p>
          </table:table-cell>
          <table:table-cell office:value-type="string" calcext:value-type="string">
            <text:p>Baroclinic, reversed, U~20</text:p>
          </table:table-cell>
          <table:table-cell office:value-type="float" office:value="1005" calcext:value-type="float">
            <text:p>100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0-04-23" calcext:value-type="date">
            <text:p>23.04.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02E</text:p>
          </table:table-cell>
          <table:table-cell office:value-type="string" calcext:value-type="string">
            <text:p>Baroclinic, reversed, marginal</text:p>
          </table:table-cell>
          <table:table-cell office:value-type="float" office:value="1005" calcext:value-type="float">
            <text:p>100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0-05-31" calcext:value-type="date">
            <text:p>31.05.2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030N</text:p>
          </table:table-cell>
          <table:table-cell office:value-type="string" calcext:value-type="string">
            <text:p>1930E</text:p>
          </table:table-cell>
          <table:table-cell office:value-type="string" calcext:value-type="string">
            <text:p>One fatality, baroclinic, neutral</text:p>
          </table:table-cell>
          <table:table-cell office:value-type="float" office:value="1008" calcext:value-type="float">
            <text:p>100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date" office:date-value="2010-10-11" calcext:value-type="date">
            <text:p>11.10.2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14E</text:p>
          </table:table-cell>
          <table:table-cell office:value-type="string" calcext:value-type="string">
            <text:p>Baroclinic, season start!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0-10-19" calcext:value-type="date">
            <text:p>19.10.2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06E</text:p>
          </table:table-cell>
          <table:table-cell office:value-type="string" calcext:value-type="string">
            <text:p>Convergence, reversed, single.</text:p>
          </table:table-cell>
          <table:table-cell table:number-columns-repeated="2"/>
        </table:table-row>
        <table:table-row table:style-name="ro1">
          <table:table-cell office:value-type="date" office:date-value="2010-11-07" calcext:value-type="date">
            <text:p>07.11.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140N</text:p>
          </table:table-cell>
          <table:table-cell office:value-type="string" calcext:value-type="string">
            <text:p>1515E</text:p>
          </table:table-cell>
          <table:table-cell office:value-type="string" calcext:value-type="string">
            <text:p>Small, baroclinic, weakly reversed, single, but troughlike</text:p>
          </table:table-cell>
          <table:table-cell office:value-type="float" office:value="987" calcext:value-type="float">
            <text:p>98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0-11-09" calcext:value-type="date">
            <text:p>09.11.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23E</text:p>
          </table:table-cell>
          <table:table-cell office:value-type="string" calcext:value-type="string">
            <text:p>Single, baroclinic</text:p>
          </table:table-cell>
          <table:table-cell office:value-type="float" office:value="1000" calcext:value-type="float">
            <text:p>10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0-11-21" calcext:value-type="date">
            <text:p>21.11.20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630N</text:p>
          </table:table-cell>
          <table:table-cell office:value-type="string" calcext:value-type="string">
            <text:p>22E</text:p>
          </table:table-cell>
          <table:table-cell office:value-type="string" calcext:value-type="string">
            <text:p>Baroclinic, almost synopic</text:p>
          </table:table-cell>
          <table:table-cell table:number-columns-repeated="2"/>
        </table:table-row>
        <table:table-row table:style-name="ro1">
          <table:table-cell office:value-type="date" office:date-value="2010-11-25" calcext:value-type="date">
            <text:p>25.11.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0430E</text:p>
          </table:table-cell>
          <table:table-cell office:value-type="string" calcext:value-type="string">
            <text:p>Baroclinic ? Tip of occ. Later multiple.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date" office:date-value="2010-12-04" calcext:value-type="date">
            <text:p>04.12.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0N</text:p>
          </table:table-cell>
          <table:table-cell office:value-type="string" calcext:value-type="string">
            <text:p>00E</text:p>
          </table:table-cell>
          <table:table-cell office:value-type="string" calcext:value-type="string">
            <text:p>Multiple, Baroclinic</text:p>
          </table:table-cell>
          <table:table-cell office:value-type="float" office:value="980" calcext:value-type="float">
            <text:p>980</text:p>
          </table:table-cell>
          <table:table-cell/>
        </table:table-row>
        <table:table-row table:style-name="ro1">
          <table:table-cell office:value-type="date" office:date-value="2010-12-09" calcext:value-type="date">
            <text:p>09.12.2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0N</text:p>
          </table:table-cell>
          <table:table-cell office:value-type="string" calcext:value-type="string">
            <text:p>13E</text:p>
          </table:table-cell>
          <table:table-cell office:value-type="string" calcext:value-type="string">
            <text:p>Singl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9G47</text:p>
          </table:table-cell>
        </table:table-row>
        <table:table-row table:style-name="ro1">
          <table:table-cell office:value-type="date" office:date-value="2010-12-21" calcext:value-type="date">
            <text:p>21.12.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02W</text:p>
          </table:table-cell>
          <table:table-cell office:value-type="string" calcext:value-type="string">
            <text:p>Convergence, baroclinic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40G53</text:p>
          </table:table-cell>
        </table:table-row>
        <table:table-row table:style-name="ro1">
          <table:table-cell office:value-type="date" office:date-value="2011-01-13" calcext:value-type="date">
            <text:p>13.01.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01W</text:p>
          </table:table-cell>
          <table:table-cell office:value-type="string" calcext:value-type="string">
            <text:p>Single, weakly reversed, poor models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date" office:date-value="2011-01-29" calcext:value-type="date">
            <text:p>29.01.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01W</text:p>
          </table:table-cell>
          <table:table-cell office:value-type="string" calcext:value-type="string">
            <text:p>Single, baroclinic, reversed</text:p>
          </table:table-cell>
          <table:table-cell office:value-type="float" office:value="988" calcext:value-type="float">
            <text:p>988</text:p>
          </table:table-cell>
          <table:table-cell/>
        </table:table-row>
        <table:table-row table:style-name="ro1">
          <table:table-cell office:value-type="date" office:date-value="2011-01-30" calcext:value-type="date">
            <text:p>30.01.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30N</text:p>
          </table:table-cell>
          <table:table-cell office:value-type="string" calcext:value-type="string">
            <text:p>30E</text:p>
          </table:table-cell>
          <table:table-cell office:value-type="string" calcext:value-type="string">
            <text:p>Single, baroclinic, reversed, Hirlam 8 OK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date" office:date-value="2011-02-06" calcext:value-type="date">
            <text:p>06.02.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4N</text:p>
          </table:table-cell>
          <table:table-cell office:value-type="string" calcext:value-type="string">
            <text:p>12W</text:p>
          </table:table-cell>
          <table:table-cell office:value-type="string" calcext:value-type="string">
            <text:p>Multiple, baroclinic</text:p>
          </table:table-cell>
          <table:table-cell office:value-type="float" office:value="975" calcext:value-type="float">
            <text:p>97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1-02-10" calcext:value-type="date">
            <text:p>10.02.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130N</text:p>
          </table:table-cell>
          <table:table-cell office:value-type="string" calcext:value-type="string">
            <text:p>2730E</text:p>
          </table:table-cell>
          <table:table-cell office:value-type="string" calcext:value-type="string">
            <text:p>Dual, baroclinic</text:p>
          </table:table-cell>
          <table:table-cell office:value-type="float" office:value="1000" calcext:value-type="float">
            <text:p>10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1-03-11" calcext:value-type="date">
            <text:p>11.03.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0030W</text:p>
          </table:table-cell>
          <table:table-cell office:value-type="string" calcext:value-type="string">
            <text:p>Baroclinic, from a synoptic</text:p>
          </table:table-cell>
          <table:table-cell office:value-type="float" office:value="975" calcext:value-type="float">
            <text:p>97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1-03-12" calcext:value-type="date">
            <text:p>12.03.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N</text:p>
          </table:table-cell>
          <table:table-cell office:value-type="string" calcext:value-type="string">
            <text:p>04E</text:p>
          </table:table-cell>
          <table:table-cell office:value-type="string" calcext:value-type="string">
            <text:p>Convective low</text:p>
          </table:table-cell>
          <table:table-cell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1-03-13" calcext:value-type="date">
            <text:p>13.03.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530N</text:p>
          </table:table-cell>
          <table:table-cell office:value-type="string" calcext:value-type="string">
            <text:p>0430E</text:p>
          </table:table-cell>
          <table:table-cell office:value-type="string" calcext:value-type="string">
            <text:p>Single, baroclinic, reversed</text:p>
          </table:table-cell>
          <table:table-cell office:value-type="float" office:value="1002" calcext:value-type="float">
            <text:p>100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1-03-20" calcext:value-type="date">
            <text:p>20.03.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4N</text:p>
          </table:table-cell>
          <table:table-cell office:value-type="string" calcext:value-type="string">
            <text:p>05W</text:p>
          </table:table-cell>
          <table:table-cell office:value-type="string" calcext:value-type="string">
            <text:p>Single, mainly convective, direct shear</text:p>
          </table:table-cell>
          <table:table-cell office:value-type="float" office:value="985" calcext:value-type="float">
            <text:p>98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1-03-22" calcext:value-type="date">
            <text:p>22.03.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330N</text:p>
          </table:table-cell>
          <table:table-cell office:value-type="string" calcext:value-type="string">
            <text:p>2330E</text:p>
          </table:table-cell>
          <table:table-cell office:value-type="string" calcext:value-type="string">
            <text:p>Baroclinic, single, reversed, most beautiful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45G66</text:p>
          </table:table-cell>
        </table:table-row>
        <table:table-row table:style-name="ro1">
          <table:table-cell office:value-type="date" office:date-value="2011-03-22" calcext:value-type="date">
            <text:p>22.03.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9N</text:p>
          </table:table-cell>
          <table:table-cell office:value-type="string" calcext:value-type="string">
            <text:p>16W</text:p>
          </table:table-cell>
          <table:table-cell office:value-type="string" calcext:value-type="string">
            <text:p>Multiple, baroclinic, reversed shear, leelow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60G82</text:p>
          </table:table-cell>
        </table:table-row>
        <table:table-row table:style-name="ro1">
          <table:table-cell office:value-type="date" office:date-value="2011-03-24" calcext:value-type="date">
            <text:p>24.03.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19E</text:p>
          </table:table-cell>
          <table:table-cell office:value-type="string" calcext:value-type="string">
            <text:p>Multiple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43G58</text:p>
          </table:table-cell>
        </table:table-row>
        <table:table-row table:style-name="ro1">
          <table:table-cell office:value-type="date" office:date-value="2011-03-30" calcext:value-type="date">
            <text:p>30.03.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33E</text:p>
          </table:table-cell>
          <table:table-cell office:value-type="string" calcext:value-type="string">
            <text:p>Single, marginal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1-03-31" calcext:value-type="date">
            <text:p>31.03.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33E</text:p>
          </table:table-cell>
          <table:table-cell office:value-type="string" calcext:value-type="string">
            <text:p>Baroclinic, direct shear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1-11-26" calcext:value-type="date">
            <text:p>26.11.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030N</text:p>
          </table:table-cell>
          <table:table-cell office:value-type="string" calcext:value-type="string">
            <text:p>01E</text:p>
          </table:table-cell>
          <table:table-cell office:value-type="string" calcext:value-type="string">
            <text:p>Baroclinic / convective low, reversed shear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57G72</text:p>
          </table:table-cell>
        </table:table-row>
        <table:table-row table:style-name="ro1">
          <table:table-cell office:value-type="date" office:date-value="2011-12-05" calcext:value-type="date">
            <text:p>05.12.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N</text:p>
          </table:table-cell>
          <table:table-cell office:value-type="string" calcext:value-type="string">
            <text:p>10W</text:p>
          </table:table-cell>
          <table:table-cell office:value-type="string" calcext:value-type="string">
            <text:p>Baroclinic, reversed shear, N of CC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50G68</text:p>
          </table:table-cell>
        </table:table-row>
        <table:table-row table:style-name="ro1">
          <table:table-cell office:value-type="date" office:date-value="2011-12-27" calcext:value-type="date">
            <text:p>27.12.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130N</text:p>
          </table:table-cell>
          <table:table-cell office:value-type="string" calcext:value-type="string">
            <text:p>07E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41G60</text:p>
          </table:table-cell>
        </table:table-row>
        <table:table-row table:style-name="ro1">
          <table:table-cell office:value-type="date" office:date-value="2012-02-06" calcext:value-type="date">
            <text:p>06.02.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30N</text:p>
          </table:table-cell>
          <table:table-cell office:value-type="string" calcext:value-type="string">
            <text:p>37E</text:p>
          </table:table-cell>
          <table:table-cell office:value-type="string" calcext:value-type="string">
            <text:p>The opposite low</text:p>
          </table:table-cell>
          <table:table-cell office:value-type="float" office:value="1028" calcext:value-type="float">
            <text:p>1028</text:p>
          </table:table-cell>
          <table:table-cell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date" office:date-value="2012-02-22" calcext:value-type="date">
            <text:p>22.02.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30N</text:p>
          </table:table-cell>
          <table:table-cell office:value-type="string" calcext:value-type="string">
            <text:p>2130E</text:p>
          </table:table-cell>
          <table:table-cell office:value-type="string" calcext:value-type="string">
            <text:p>Small, marginal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date" office:date-value="2012-03-10" calcext:value-type="date">
            <text:p>10.03.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530N</text:p>
          </table:table-cell>
          <table:table-cell office:value-type="string" calcext:value-type="string">
            <text:p>0430E</text:p>
          </table:table-cell>
          <table:table-cell office:value-type="string" calcext:value-type="string">
            <text:p>Comma, direct shear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45G60</text:p>
          </table:table-cell>
        </table:table-row>
        <table:table-row table:style-name="ro1">
          <table:table-cell table:style-name="Default" office:value-type="string" calcext:value-type="string">
            <text:p>17-19.03.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930N</text:p>
          </table:table-cell>
          <table:table-cell office:value-type="string" calcext:value-type="string">
            <text:p>0930W</text:p>
          </table:table-cell>
          <table:table-cell office:value-type="string" calcext:value-type="string">
            <text:p>Baroclinic, multiple, reversed shear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45G56</text:p>
          </table:table-cell>
        </table:table-row>
        <table:table-row table:style-name="ro1">
          <table:table-cell office:value-type="date" office:date-value="2012-03-29" calcext:value-type="date">
            <text:p>29.03.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3330E</text:p>
          </table:table-cell>
          <table:table-cell office:value-type="string" calcext:value-type="string">
            <text:p>Small</text:p>
          </table:table-cell>
          <table:table-cell office:value-type="float" office:value="990" calcext:value-type="float">
            <text:p>99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2-04-04" calcext:value-type="date">
            <text:p>04.04.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N</text:p>
          </table:table-cell>
          <table:table-cell office:value-type="string" calcext:value-type="string">
            <text:p>23E</text:p>
          </table:table-cell>
          <table:table-cell office:value-type="string" calcext:value-type="string">
            <text:p>Convective low, (Eik/AkerBarents), reversed shear</text:p>
          </table:table-cell>
          <table:table-cell table:number-columns-repeated="2"/>
        </table:table-row>
        <table:table-row table:style-name="ro1">
          <table:table-cell office:value-type="date" office:date-value="2012-04-14" calcext:value-type="date">
            <text:p>14.04.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230N</text:p>
          </table:table-cell>
          <table:table-cell office:value-type="string" calcext:value-type="string">
            <text:p>28E</text:p>
          </table:table-cell>
          <table:table-cell office:value-type="string" calcext:value-type="string">
            <text:p>Small, short lived</text:p>
          </table:table-cell>
          <table:table-cell office:value-type="float" office:value="1008" calcext:value-type="float">
            <text:p>100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2-10-24" calcext:value-type="date">
            <text:p>24.10.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330N</text:p>
          </table:table-cell>
          <table:table-cell office:value-type="string" calcext:value-type="string">
            <text:p>24E</text:p>
          </table:table-cell>
          <table:table-cell office:value-type="string" calcext:value-type="string">
            <text:p>Baroclinic, reversed, first tracked case. Multiple.</text:p>
          </table:table-cell>
          <table:table-cell office:value-type="float" office:value="991" calcext:value-type="float">
            <text:p>9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2-12-24" calcext:value-type="date">
            <text:p>24.12.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4N</text:p>
          </table:table-cell>
          <table:table-cell office:value-type="string" calcext:value-type="string">
            <text:p>32E</text:p>
          </table:table-cell>
          <table:table-cell office:value-type="string" calcext:value-type="string">
            <text:p>Dual</text:p>
          </table:table-cell>
          <table:table-cell office:value-type="float" office:value="989" calcext:value-type="float">
            <text:p>989</text:p>
          </table:table-cell>
          <table:table-cell/>
        </table:table-row>
        <table:table-row table:style-name="ro1">
          <table:table-cell office:value-type="date" office:date-value="2013-01-22" calcext:value-type="date">
            <text:p>22.01.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N</text:p>
          </table:table-cell>
          <table:table-cell office:value-type="string" calcext:value-type="string">
            <text:p>4130E</text:p>
          </table:table-cell>
          <table:table-cell office:value-type="string" calcext:value-type="string">
            <text:p>Due west of large synoptic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date" office:date-value="2013-02-01" calcext:value-type="date">
            <text:p>01.02.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730N</text:p>
          </table:table-cell>
          <table:table-cell office:value-type="string" calcext:value-type="string">
            <text:p>09E</text:p>
          </table:table-cell>
          <table:table-cell office:value-type="string" calcext:value-type="string">
            <text:p>Small, marginal</text:p>
          </table:table-cell>
          <table:table-cell office:value-type="float" office:value="977" calcext:value-type="float">
            <text:p>97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3-02-23" calcext:value-type="date">
            <text:p>23.02.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30N</text:p>
          </table:table-cell>
          <table:table-cell office:value-type="string" calcext:value-type="string">
            <text:p>01W</text:p>
          </table:table-cell>
          <table:table-cell office:value-type="string" calcext:value-type="string">
            <text:p>Synoptic/PL</text:p>
          </table:table-cell>
          <table:table-cell table:number-columns-repeated="2"/>
        </table:table-row>
        <table:table-row table:style-name="ro1">
          <table:table-cell office:value-type="date" office:date-value="2013-03-03" calcext:value-type="date">
            <text:p>03.03.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4N</text:p>
          </table:table-cell>
          <table:table-cell office:value-type="string" calcext:value-type="string">
            <text:p>39E</text:p>
          </table:table-cell>
          <table:table-cell table:number-columns-repeated="3"/>
        </table:table-row>
        <table:table-row table:style-name="ro1">
          <table:table-cell office:value-type="date" office:date-value="2013-03-04" calcext:value-type="date">
            <text:p>04.03.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19E</text:p>
          </table:table-cell>
          <table:table-cell office:value-type="string" calcext:value-type="string">
            <text:p>Multiple</text:p>
          </table:table-cell>
          <table:table-cell office:value-type="float" office:value="998" calcext:value-type="float">
            <text:p>9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3-03-04" calcext:value-type="date">
            <text:p>04.03.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N</text:p>
          </table:table-cell>
          <table:table-cell office:value-type="string" calcext:value-type="string">
            <text:p>08E</text:p>
          </table:table-cell>
          <table:table-cell table:number-columns-repeated="3"/>
        </table:table-row>
        <table:table-row table:style-name="ro1">
          <table:table-cell office:value-type="date" office:date-value="2013-03-05" calcext:value-type="date">
            <text:p>05.03.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5N</text:p>
          </table:table-cell>
          <table:table-cell office:value-type="string" calcext:value-type="string">
            <text:p>07E</text:p>
          </table:table-cell>
          <table:table-cell/>
          <table:table-cell office:value-type="float" office:value="1012" calcext:value-type="float">
            <text:p>1012</text:p>
          </table:table-cell>
          <table:table-cell/>
        </table:table-row>
        <table:table-row table:style-name="ro1">
          <table:table-cell office:value-type="date" office:date-value="2013-03-06" calcext:value-type="date">
            <text:p>06.03.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2230E</text:p>
          </table:table-cell>
          <table:table-cell office:value-type="string" calcext:value-type="string">
            <text:p>Multiple</text:p>
          </table:table-cell>
          <table:table-cell office:value-type="float" office:value="996" calcext:value-type="float">
            <text:p>9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3-03-07" calcext:value-type="date">
            <text:p>07.03.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0N</text:p>
          </table:table-cell>
          <table:table-cell office:value-type="string" calcext:value-type="string">
            <text:p>34E</text:p>
          </table:table-cell>
          <table:table-cell office:value-type="string" calcext:value-type="string">
            <text:p>Multiple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3-03-11" calcext:value-type="date">
            <text:p>11.03.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030N</text:p>
          </table:table-cell>
          <table:table-cell office:value-type="string" calcext:value-type="string">
            <text:p>4430E</text:p>
          </table:table-cell>
          <table:table-cell office:value-type="string" calcext:value-type="string">
            <text:p>Dual</text:p>
          </table:table-cell>
          <table:table-cell table:number-columns-repeated="2"/>
        </table:table-row>
        <table:table-row table:style-name="ro1">
          <table:table-cell office:value-type="date" office:date-value="2013-03-15" calcext:value-type="date">
            <text:p>15.03.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N</text:p>
          </table:table-cell>
          <table:table-cell office:value-type="string" calcext:value-type="string">
            <text:p>47E</text:p>
          </table:table-cell>
          <table:table-cell table:number-columns-repeated="3"/>
        </table:table-row>
        <table:table-row table:style-name="ro1">
          <table:table-cell office:value-type="date" office:date-value="2013-03-18" calcext:value-type="date">
            <text:p>18.03.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20E</text:p>
          </table:table-cell>
          <table:table-cell office:value-type="string" calcext:value-type="string">
            <text:p>Development from synoptic center</text:p>
          </table:table-cell>
          <table:table-cell office:value-type="float" office:value="1013" calcext:value-type="float">
            <text:p>10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3-03-19" calcext:value-type="date">
            <text:p>19.03.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04E</text:p>
          </table:table-cell>
          <table:table-cell office:value-type="string" calcext:value-type="string">
            <text:p>Jan Mayen</text:p>
          </table:table-cell>
          <table:table-cell table:number-columns-repeated="2"/>
        </table:table-row>
        <table:table-row table:style-name="ro1">
          <table:table-cell office:value-type="date" office:date-value="2013-03-26" calcext:value-type="date">
            <text:p>26.03.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06E</text:p>
          </table:table-cell>
          <table:table-cell office:value-type="string" calcext:value-type="string">
            <text:p>Multiple</text:p>
          </table:table-cell>
          <table:table-cell office:value-type="float" office:value="1013" calcext:value-type="float">
            <text:p>1013</text:p>
          </table:table-cell>
          <table:table-cell/>
        </table:table-row>
        <table:table-row table:style-name="ro1">
          <table:table-cell office:value-type="date" office:date-value="2013-03-27" calcext:value-type="date">
            <text:p>27.03.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11E</text:p>
          </table:table-cell>
          <table:table-cell office:value-type="string" calcext:value-type="string">
            <text:p>Multiple</text:p>
          </table:table-cell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date" office:date-value="2013-03-30" calcext:value-type="date">
            <text:p>30.03.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13E</text:p>
          </table:table-cell>
          <table:table-cell office:value-type="string" calcext:value-type="string">
            <text:p>Multiple</text:p>
          </table:table-cell>
          <table:table-cell table:number-columns-repeated="2"/>
        </table:table-row>
        <table:table-row table:style-name="ro1">
          <table:table-cell office:value-type="date" office:date-value="2013-04-01" calcext:value-type="date">
            <text:p>01.04.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30N</text:p>
          </table:table-cell>
          <table:table-cell office:value-type="string" calcext:value-type="string">
            <text:p>04W</text:p>
          </table:table-cell>
          <table:table-cell office:value-type="string" calcext:value-type="string">
            <text:p>Multiple, traversing centre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1">
          <table:table-cell office:value-type="date" office:date-value="2013-04-03" calcext:value-type="date">
            <text:p>03.04.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N</text:p>
          </table:table-cell>
          <table:table-cell office:value-type="string" calcext:value-type="string">
            <text:p>17E</text:p>
          </table:table-cell>
          <table:table-cell office:value-type="string" calcext:value-type="string">
            <text:p>Convergence, similar to Thorpex</text:p>
          </table:table-cell>
          <table:table-cell office:value-type="float" office:value="1010" calcext:value-type="float">
            <text:p>10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3-04-05" calcext:value-type="date">
            <text:p>05.04.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330N</text:p>
          </table:table-cell>
          <table:table-cell office:value-type="string" calcext:value-type="string">
            <text:p>01E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35G56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date" office:date-value="2013-04-07" calcext:value-type="date">
            <text:p>07.04.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130N</text:p>
          </table:table-cell>
          <table:table-cell office:value-type="string" calcext:value-type="string">
            <text:p>1930E</text:p>
          </table:table-cell>
          <table:table-cell office:value-type="string" calcext:value-type="string">
            <text:p>Small Dual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34G40</text:p>
          </table:table-cell>
        </table:table-row>
        <table:table-row table:style-name="ro1">
          <table:table-cell office:value-type="date" office:date-value="2013-04-08" calcext:value-type="date">
            <text:p>08.04.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38E</text:p>
          </table:table-cell>
          <table:table-cell office:value-type="string" calcext:value-type="string">
            <text:p>Multiple, complex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3-10-26" calcext:value-type="date">
            <text:p>26.10.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30N</text:p>
          </table:table-cell>
          <table:table-cell office:value-type="string" calcext:value-type="string">
            <text:p>40E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3-11-20" calcext:value-type="date">
            <text:p>20.11.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230N</text:p>
          </table:table-cell>
          <table:table-cell office:value-type="string" calcext:value-type="string">
            <text:p>4030E</text:p>
          </table:table-cell>
          <table:table-cell office:value-type="string" calcext:value-type="string">
            <text:p>Dual, poor models</text:p>
          </table:table-cell>
          <table:table-cell office:value-type="string" calcext:value-type="string">
            <text:p>985?</text:p>
          </table:table-cell>
          <table:table-cell/>
        </table:table-row>
        <table:table-row table:style-name="ro1">
          <table:table-cell office:value-type="date" office:date-value="2013-11-20" calcext:value-type="date">
            <text:p>20.11.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19E</text:p>
          </table:table-cell>
          <table:table-cell office:value-type="string" calcext:value-type="string">
            <text:p>Synoptic → polar low, dual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52G63</text:p>
          </table:table-cell>
        </table:table-row>
        <table:table-row table:style-name="ro1">
          <table:table-cell office:value-type="date" office:date-value="2013-11-24" calcext:value-type="date">
            <text:p>24.11.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17E</text:p>
          </table:table-cell>
          <table:table-cell office:value-type="string" calcext:value-type="string">
            <text:p>Synoptic → meso sirk. → polar low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41G52(60)</text:p>
          </table:table-cell>
        </table:table-row>
        <table:table-row table:style-name="ro1">
          <table:table-cell office:value-type="date" office:date-value="2013-11-30" calcext:value-type="date">
            <text:p>30.11.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37E</text:p>
          </table:table-cell>
          <table:table-cell office:value-type="string" calcext:value-type="string">
            <text:p>PL/Convective Low, multiple</text:p>
          </table:table-cell>
          <table:table-cell office:value-type="float" office:value="968" calcext:value-type="float">
            <text:p>9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3-12-08" calcext:value-type="date">
            <text:p>08.12.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5N</text:p>
          </table:table-cell>
          <table:table-cell office:value-type="string" calcext:value-type="string">
            <text:p>4530E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4-03-24" calcext:value-type="date">
            <text:p>24.03.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13E</text:p>
          </table:table-cell>
          <table:table-cell office:value-type="string" calcext:value-type="string">
            <text:p>Dual</text:p>
          </table:table-cell>
          <table:table-cell office:value-type="float" office:value="991" calcext:value-type="float">
            <text:p>99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4-04-14" calcext:value-type="date">
            <text:p>14.04.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330N</text:p>
          </table:table-cell>
          <table:table-cell office:value-type="string" calcext:value-type="string">
            <text:p>1330E</text:p>
          </table:table-cell>
          <table:table-cell office:value-type="string" calcext:value-type="string">
            <text:p>PL → Instant occlusion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date" office:date-value="2014-05-13" calcext:value-type="date">
            <text:p>13.05.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630N</text:p>
          </table:table-cell>
          <table:table-cell office:value-type="string" calcext:value-type="string">
            <text:p>25E</text:p>
          </table:table-cell>
          <table:table-cell/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.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11E</text:p>
          </table:table-cell>
          <table:table-cell office:value-type="string" calcext:value-type="string">
            <text:p>No 200</text:p>
          </table:table-cell>
          <table:table-cell office:value-type="float" office:value="985" calcext:value-type="float">
            <text:p>9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4-12-24" calcext:value-type="date">
            <text:p>24.12.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4N</text:p>
          </table:table-cell>
          <table:table-cell office:value-type="string" calcext:value-type="string">
            <text:p>16E</text:p>
          </table:table-cell>
          <table:table-cell office:value-type="string" calcext:value-type="string">
            <text:p>Multiple, complex, PL/convective low, lasting through 28th</text:p>
          </table:table-cell>
          <table:table-cell office:value-type="float" office:value="989" calcext:value-type="float">
            <text:p>9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5-01-29" calcext:value-type="date">
            <text:p>29.01.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45E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date" office:date-value="2015-01-31" calcext:value-type="date">
            <text:p>31.01.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630N</text:p>
          </table:table-cell>
          <table:table-cell office:value-type="string" calcext:value-type="string">
            <text:p>3930E</text:p>
          </table:table-cell>
          <table:table-cell office:value-type="string" calcext:value-type="string">
            <text:p>Reversed shear, moving NW, Cirrus waves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date" office:date-value="2015-02-01" calcext:value-type="date">
            <text:p>01.02.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6N</text:p>
          </table:table-cell>
          <table:table-cell office:value-type="string" calcext:value-type="string">
            <text:p>33E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28G32</text:p>
          </table:table-cell>
        </table:table-row>
        <table:table-row table:style-name="ro1">
          <table:table-cell office:value-type="date" office:date-value="2015-02-10" calcext:value-type="date">
            <text:p>10.02.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230N</text:p>
          </table:table-cell>
          <table:table-cell office:value-type="string" calcext:value-type="string">
            <text:p>15E</text:p>
          </table:table-cell>
          <table:table-cell office:value-type="string" calcext:value-type="string">
            <text:p>Complex, multiple</text:p>
          </table:table-cell>
          <table:table-cell office:value-type="float" office:value="980" calcext:value-type="float">
            <text:p>9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5-02-11" calcext:value-type="date">
            <text:p>11.02.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05E</text:p>
          </table:table-cell>
          <table:table-cell office:value-type="string" calcext:value-type="string">
            <text:p>PL/Convective low, complex multiple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date" office:date-value="2015-02-12" calcext:value-type="date">
            <text:p>12.02.2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9N</text:p>
          </table:table-cell>
          <table:table-cell office:value-type="string" calcext:value-type="string">
            <text:p>03E</text:p>
          </table:table-cell>
          <table:table-cell office:value-type="string" calcext:value-type="string">
            <text:p>PL/Comma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43G52</text:p>
          </table:table-cell>
        </table:table-row>
        <table:table-row table:style-name="ro1">
          <table:table-cell office:value-type="date" office:date-value="2015-02-14" calcext:value-type="date">
            <text:p>14.02.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130N</text:p>
          </table:table-cell>
          <table:table-cell office:value-type="string" calcext:value-type="string">
            <text:p>34E</text:p>
          </table:table-cell>
          <table:table-cell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date" office:date-value="2015-03-19" calcext:value-type="date">
            <text:p>19.03.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230N</text:p>
          </table:table-cell>
          <table:table-cell office:value-type="string" calcext:value-type="string">
            <text:p>12E</text:p>
          </table:table-cell>
          <table:table-cell office:value-type="string" calcext:value-type="string">
            <text:p>Reversed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5-03-23" calcext:value-type="date">
            <text:p>23.03.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630N</text:p>
          </table:table-cell>
          <table:table-cell office:value-type="string" calcext:value-type="string">
            <text:p>01E</text:p>
          </table:table-cell>
          <table:table-cell office:value-type="string" calcext:value-type="string">
            <text:p>Stratus in center. Convergence?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date" office:date-value="2015-10-26" calcext:value-type="date">
            <text:p>26.10.20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140N</text:p>
          </table:table-cell>
          <table:table-cell office:value-type="string" calcext:value-type="string">
            <text:p>1515E</text:p>
          </table:table-cell>
          <table:table-cell office:value-type="string" calcext:value-type="string">
            <text:p>Seasons first, barotropic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50G66</text:p>
          </table:table-cell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table:number-columns-repeated="4"/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date" office:date-value="2015-12-13" calcext:value-type="date">
            <text:p>13.12.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30N</text:p>
          </table:table-cell>
          <table:table-cell office:value-type="string" calcext:value-type="string">
            <text:p>28E</text:p>
          </table:table-cell>
          <table:table-cell office:value-type="string" calcext:value-type="string">
            <text:p>Multiple, direc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date" office:date-value="2015-12-13" calcext:value-type="date">
            <text:p>13.12.20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230N</text:p>
          </table:table-cell>
          <table:table-cell office:value-type="string" calcext:value-type="string">
            <text:p>2830E</text:p>
          </table:table-cell>
          <table:table-cell office:value-type="string" calcext:value-type="string">
            <text:p>Multipl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date" office:date-value="2015-12-13" calcext:value-type="date">
            <text:p>13.12.2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030N</text:p>
          </table:table-cell>
          <table:table-cell office:value-type="string" calcext:value-type="string">
            <text:p>1730E</text:p>
          </table:table-cell>
          <table:table-cell office:value-type="string" calcext:value-type="string">
            <text:p>Multiple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45G53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date" office:date-value="2015-12-26" calcext:value-type="date">
            <text:p>26.12.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230N</text:p>
          </table:table-cell>
          <table:table-cell office:value-type="string" calcext:value-type="string">
            <text:p>25E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59G71</text:p>
          </table:table-cell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430N</text:p>
          </table:table-cell>
          <table:table-cell office:value-type="string" calcext:value-type="string">
            <text:p>4130E</text:p>
          </table:table-cell>
          <table:table-cell office:value-type="string" calcext:value-type="string">
            <text:p>Small, baroclinic</text:p>
          </table:table-cell>
          <table:table-cell table:number-columns-repeated="2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.00.0000</text:date>, <text:time style:data-style-name="N2" text:time-value="08:46:47.960870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8:55:23.315250946</meta:creation-date>
    <dc:date>2017-03-09T09:36:39.809553267</dc:date>
    <meta:editing-duration>PT25M49S</meta:editing-duration>
    <meta:editing-cycles>2</meta:editing-cycles>
    <meta:generator>LibreOffice/5.1.6.2$Linux_X86_64 LibreOffice_project/10m0$Build-2</meta:generator>
    <meta:document-statistic meta:table-count="1" meta:cell-count="1381" meta:object-count="0"/>
  </office:meta>
</office:document-meta>
</file>